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078C7ED0B2.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549477"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1144520"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1156343"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1132442"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1133874"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1136156"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1149116"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1145460"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1143939"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1152595"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1133394"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1130979"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1126487"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1144476"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1152860"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1155567"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1156499"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27419"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1143952"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1149433"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1127690"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1138697"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34821"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1148589"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1143874"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132547"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41137916"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1146400"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1149378"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58765"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1142371"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1140769"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1135086"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1141720"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1141695"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1133120"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47310"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1137921"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1153282"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1131776"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1148285"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1149941"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1155721"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54577"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1145067"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1155201"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139134"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1152480"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1143785"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1148459"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61845"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1134405"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1139970"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1158470"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1140305"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62060"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1137671"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1145822"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1160063"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1159097"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36799"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1159542"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1140895"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1149333"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1143075"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41131098"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1131406"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41147368"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41140298"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41142114"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41131922"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41152518"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41144202"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41151642"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list xml:id="list41131428" text:continue-numbering="true" text:style-name="WW8Num13">
        <text:list-item>
          <text:h text:style-name="P50" text:outline-level="1"><text:soft-page-break/>avl <text:span text:style-name="T20">tree</text:span></text:h>
        </text:list-item>
      </text:list>
      <text:p text:style-name="P21"><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1"/>
      <text:list xml:id="list41158220" text:continue-numbering="true" text:style-name="WW8Num13">
        <text:list-item>
          <text:list>
            <text:list-item>
              <text:h text:style-name="P52" text:outline-level="2"><text:span text:style-name="T6">avl tree</text:span>的机制</text:h>
            </text:list-item>
          </text:list>
        </text:list-item>
      </text:list>
      <text:p text:style-name="P21"><text:tab/>《数据结构与算法分析 --- C语言描述》中详细的介绍了avl tree。</text:p>
      <text:p text:style-name="P21"><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2"><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1"><text:tab/>插入数据的时候：</text:p>
      <text:p text:style-name="P22"><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1"><text:tab/>删除数据的时候比较复杂，当删除的节点是叶子节点时直接删除就可以了，如果包含一个子节点的情况也是比较<text:soft-page-break/>好处理的：</text:p>
      <text:p text:style-name="P22"><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1"><text:tab/>删除带有两个子节点的节点要复杂一些，要将右子树中的值最小的节点替代当前要删除的节点：</text:p>
      <text:p text:style-name="P22"><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1"><text:tab/>上面的规则都是二叉搜索树的规则，但是往往由于插入的随机性可能造成下面这样的情况：</text:p>
      <text:p text:style-name="P22"><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1"><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1"><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1"><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1"><text:tab/>当插入数据的时候会造成不平衡，这分为两种情况，当插入的数据位于外侧的时候：</text:p>
      <text:p text:style-name="P22"><draw:frame draw:style-name="fr4" draw:name="图形18" text:anchor-type="paragraph" svg:width="19.006cm" svg:height="5.553cm" draw:z-index="46"><draw:image xlink:href="Pictures/100000000000031A000000E803CCE53D.jpg" xlink:type="simple" xlink:show="embed" xlink:actuate="onLoad"/></draw:frame>图 14.6 单旋转</text:p>
      <text:p text:style-name="P21"><text:tab/>当插入数据7之后，根节点17就不平衡了，左边高度是3，右边高度是1。这样的情况可以通过一次旋转来完成平衡。但是下面这样的情况通过一次旋转是不能够完成平衡的：</text:p>
      <text:p text:style-name="P22"><draw:frame draw:style-name="fr4" draw:name="图形19" text:anchor-type="paragraph" svg:width="19.006cm" svg:height="6.295cm" draw:z-index="47"><draw:image xlink:href="Pictures/100000000000031A000001078C7ED0B2.jpg" xlink:type="simple" xlink:show="embed" xlink:actuate="onLoad"/></draw:frame>图 14.7 双旋转</text:p>
      <text:p text:style-name="P21"><text:tab/>总的来说调整平衡的两种情况，这两种情况都是针对左子树高于右子树的情况，当右子树高于左子树的情况是与下面的例子对称：</text:p>
      <text:p text:style-name="P22"><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1"><text:tab/>当删除一个节点的时候也会造成avl tree失去平衡，这时候就需要找到失去平衡的节点并且调整。调整的方法和上面的相同。</text:p>
      <text:p text:style-name="P21"><text:tab/>libcstl中的avl tree的每个节点都是单独的结构，使用这个结构保存的指针可以找到父节点，左子树，右子树：</text:p>
      <text:p text:style-name="P22"><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1"/>
      <text:list xml:id="list41147359" text:continue-numbering="true" text:style-name="WW8Num13">
        <text:list-item>
          <text:list>
            <text:list-item>
              <text:h text:style-name="P58" text:outline-level="2"><text:span text:style-name="T6">avl tree</text:span><text:span text:style-name="T19">迭代</text:span><text:span text:style-name="T3">器</text:span></text:h>
            </text:list-item>
          </text:list>
        </text:list-item>
      </text:list>
      <text:p text:style-name="P21"><text:tab/>avl tree的迭代器是双向迭代器，它是内部使用的迭代器，用来实现关联容器的迭代器。begin是指向值最小的节点，end指向avl tree的根。迭代器向前向后移动是根据数值的顺序移动。</text:p>
      <text:p text:style-name="P22"><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1"><text:tab/>要使用特殊的结构表示avl tree的迭代器：</text:p>
      <text:p text:style-name="P21"/>
      <table:table table:name="表格183" table:style-name="表格183">
        <table:table-column table:style-name="表格183.A"/>
        <table:table-row>
          <table:table-cell table:style-name="表格183.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4"/>_pc_corepos;</text:p>
            <text:p text:style-name="P32"><text:s text:c="8"/>void* <text:s text:c="4"/>_pt_tree; <text:s text:c="6"/>/* 指向avl tree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soft-page-break/></text:p>
      <text:list xml:id="list41149742" text:continue-numbering="true" text:style-name="WW8Num13">
        <text:list-item>
          <text:list>
            <text:list-item>
              <text:h text:style-name="P52" text:outline-level="2"><text:span text:style-name="T6">avl tree</text:span>代码结构</text:h>
            </text:list-item>
          </text:list>
        </text:list-item>
      </text:list>
      <text:p text:style-name="P21"><text:tab/>avl tree节点中包含很多信息：</text:p>
      <table:table table:name="表格182" table:style-name="表格182">
        <table:table-column table:style-name="表格182.A"/>
        <table:table-row>
          <table:table-cell table:style-name="表格182.A1" office:value-type="string">
            <text:p text:style-name="P32">typedef struct _tagavlnode</text:p>
            <text:p text:style-name="P32">{ </text:p>
            <text:p text:style-name="P32"><text:s text:c="4"/>struct _tagavlnode* _pt_parent;</text:p>
            <text:p text:style-name="P32"><text:s text:c="4"/>struct _tagavlnode* _pt_left;</text:p>
            <text:p text:style-name="P32"><text:s text:c="4"/>struct _tagavlnode* _pt_right;</text:p>
            <text:p text:style-name="P32"><text:s text:c="4"/>unsigned int <text:s text:c="7"/>_un_height;</text:p>
            <text:p text:style-name="P32"><text:s text:c="4"/>char <text:s text:c="15"/>_pc_data[1];</text:p>
            <text:p text:style-name="P32">}avlnode_t;</text:p>
          </table:table-cell>
        </table:table-row>
      </table:table>
      <text:p text:style-name="P21"><text:tab/>其中_un_height表示当前节点在书中的高度，叶子节点高度为0，根的高度是左右子树高度的大值加1。</text:p>
      <text:p text:style-name="P21"><text:tab/>下面的结构表示avl tree：</text:p>
      <table:table table:name="表格184" table:style-name="表格184">
        <table:table-column table:style-name="表格184.A"/>
        <table:table-row>
          <table:table-cell table:style-name="表格184.A1" office:value-type="string">
            <text:p text:style-name="P32">typedef struct _tagavltree</text:p>
            <text:p text:style-name="P32">{ </text:p>
            <text:p text:style-name="P32"><text:s text:c="4"/>_typeinfo_t <text:s text:c="6"/>_t_typeinfo;</text:p>
            <text:p text:style-name="P32"><text:s text:c="4"/>_alloc_t <text:s text:c="9"/>_t_allocater;</text:p>
            <text:p text:style-name="P32"><text:s text:c="4"/>avlnode_t <text:s text:c="8"/>_t_avlroot;</text:p>
            <text:p text:style-name="P32"><text:s text:c="4"/>size_t <text:s text:c="11"/>_t_nodecount;</text:p>
            <text:p text:style-name="P32"><text:s text:c="4"/>binary_function_t _t_compare;</text:p>
            <text:p text:style-name="P32">}avl_tree_t;</text:p>
          </table:table-cell>
        </table:table-row>
      </table:table>
      <text:p text:style-name="P21"><text:tab/>结构中的_t_avlroot中_pt_parent指向实际avl tree的根，_pt_left指向avl tree中值最小的数据，_pt_right指向avl tree中值最大的数据，_un_height为0，_pc_data数据未使用如图14.10。</text:p>
      <text:p text:style-name="P21"/>
      <text:list xml:id="list41141385" text:continue-numbering="true" text:style-name="WW8Num13">
        <text:list-item>
          <text:list>
            <text:list-item>
              <text:h text:style-name="P55" text:outline-level="2">外部接口</text:h>
            </text:list-item>
          </text:list>
        </text:list-item>
      </text:list>
      <text:p text:style-name="P21"><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1"/>
      <text:p text:style-name="P21">函数原型</text:p>
      <table:table table:name="表格219" table:style-name="表格219">
        <table:table-column table:style-name="表格219.A"/>
        <table:table-row>
          <table:table-cell table:style-name="表格219.A1" office:value-type="string">
            <text:p text:style-name="P32">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6"><text:tab/>s_typename != NULL，否则函数的行为是未定义的。</text:p>
      <text:p text:style-name="P21"/>
      <table:table table:name="表格220" table:style-name="表格220">
        <table:table-column table:style-name="表格220.A"/>
        <table:table-row>
          <table:table-cell table:style-name="表格220.A1" office:value-type="string">
            <text:p text:style-name="P32">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6">返回值：</text:p>
      <text:p text:style-name="P11"><text:tab/>无。</text:p>
      <text:p text:style-name="P11">注意：</text:p>
      <text:p text:style-name="P26"><text:tab/>pt_avl_tree == NULL则函数的行为是未定义的，pt_avl_tree必须是使用_create_avl_tree()创建的，否则函数的行为是未定义的，如果t_compare == NULL则使用类型默认的比较函数。</text:p>
      <text:p text:style-name="P21"/>
      <table:table table:name="表格221" table:style-name="表格221">
        <table:table-column table:style-name="表格221.A"/>
        <table:table-row>
          <table:table-cell table:style-name="表格221.A1" office:value-type="string">
            <text:p text:style-name="P32">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6">返回值：</text:p>
      <text:p text:style-name="P11"><text:tab/>无。</text:p>
      <text:p text:style-name="P11">注意：</text:p>
      <text:p text:style-name="P26"><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1"/>
      <table:table table:name="表格223" table:style-name="表格223">
        <table:table-column table:style-name="表格223.A"/>
        <table:table-row>
          <table:table-cell table:style-name="表格223.A1" office:value-type="string">
            <text:p text:style-name="P32">void _avl_tree_init_copy_range(</text:p>
            <text:p text:style-name="P32"><text:s text:c="4"/>_avl_tree_t* pt_dest,</text:p>
            <text:p text:style-name="P32"><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6">返回值：</text:p>
      <text:p text:style-name="P11"><text:tab/>无。</text:p>
      <text:p text:style-name="P11">注意：</text:p>
      <text:p text:style-name="P26"><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1"/>
      <table:table table:name="表格224" table:style-name="表格224">
        <table:table-column table:style-name="表格224.A"/>
        <table:table-row>
          <table:table-cell table:style-name="表格224.A1" office:value-type="string">
            <text:p text:style-name="P32">void _avl_tree_init_copy_range_ex(</text:p>
            <text:p text:style-name="P32"><text:s text:c="4"/>_avl_tree_t* pt_dest,</text:p>
            <text:p text:style-name="P32"><text:s text:c="4"/>_avl_tree_iterator_t it_begin, _avl_tree_iterator_t it_end,</text:p>
            <text:p text:style-name="P32"><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6">返回值：</text:p>
      <text:p text:style-name="P11"><text:tab/>无。</text:p>
      <text:p text:style-name="P11">注意：</text:p>
      <text:p text:style-name="P26"><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6"/>
      <table:table table:name="表格225" table:style-name="表格225">
        <table:table-column table:style-name="表格225.A"/>
        <table:table-row>
          <table:table-cell table:style-name="表格225.A1" office:value-type="string">
            <text:p text:style-name="P32">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6"><text:tab/>如果pt_avl_tree == NULL则函数的行为是未定义的，pt_avl_tree必须是初始化或者是使用_create_avl_tree()创建的，否则函数的行为是未定义的。</text:p>
      <text:p text:style-name="P21"/>
      <table:table table:name="表格226" table:style-name="表格226">
        <table:table-column table:style-name="表格226.A"/>
        <table:table-row>
          <table:table-cell table:style-name="表格226.A1" office:value-type="string">
            <text:p text:style-name="P32">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6"><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list xml:id="list41135180" text:continue-numbering="true" text:style-name="WW8Num13">
        <text:list-item>
          <text:list>
            <text:list-item>
              <text:h text:style-name="P55" text:outline-level="2">迭代器接口</text:h>
            </text:list-item>
          </text:list>
        </text:list-item>
      </text:list>
      <text:p text:style-name="P21"><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1"/>
      <text:p text:style-name="P21">函数原型</text:p>
      <table:table table:name="表格210" table:style-name="表格210">
        <table:table-column table:style-name="表格210.A"/>
        <table:table-row>
          <table:table-cell table:style-name="表格210.A1" office:value-type="string">
            <text:p text:style-name="P32">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soft-page-break/><text:tab/>avl tree迭代器。</text:p>
      <text:p text:style-name="P11">注意：</text:p>
      <text:p text:style-name="P26"><text:tab/>返回的avl tree迭代器并不是有效的迭代器，它没有与任何迭代器关联。这个函数只是做了一些必要的初始化工作，返回的迭代器供其他接口使用。</text:p>
      <text:p text:style-name="P21"><text:bookmark-start text:name="__DdeLink__7600_19589686642"/></text:p>
      <table:table table:name="表格211" table:style-name="表格211">
        <table:table-column table:style-name="表格211.A"/>
        <table:table-row>
          <table:table-cell table:style-name="表格211.A1" office:value-type="string">
            <text:p text:style-name="P32">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tab/>pv_value<text:tab/><text:tab/>保存数据的缓冲区。</text:p>
      <text:p text:style-name="P11">返回值：</text:p>
      <text:p text:style-name="P11"><text:tab/>无。</text:p>
      <text:p text:style-name="P11">注意：</text:p>
      <text:p text:style-name="P26"><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1"/>
      <table:table table:name="表格213" table:style-name="表格213">
        <table:table-column table:style-name="表格213.A"/>
        <table:table-row>
          <table:table-cell table:style-name="表格213.A1" office:value-type="string">
            <text:p text:style-name="P32">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6"><text:tab/>it_iter是有效的avl tree迭代器，否则函数的行为是未定义的。</text:p>
      <text:p text:style-name="P21"/>
      <table:table table:name="表格214" table:style-name="表格214">
        <table:table-column table:style-name="表格214.A"/>
        <table:table-row>
          <table:table-cell table:style-name="表格214.A1" office:value-type="string">
            <text:p text:style-name="P32">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6"><text:tab/>it_iter是有效的avl tree迭代器，否则函数的行为是未定义的。引用下一个数据的迭代器也必须是avl tree有效的迭代器，否则函数的行为是未定义的。</text:p>
      <text:p text:style-name="P21"/>
      <table:table table:name="表格215" table:style-name="表格215">
        <table:table-column table:style-name="表格215.A"/>
        <table:table-row>
          <table:table-cell table:style-name="表格215.A1" office:value-type="string">
            <text:p text:style-name="P32">_avl_tree_iterator_t _avl_tree_iterator_prev(_avl_tree_iterator_t it_iter);</text:p>
          </table:table-cell>
        </table:table-row>
      </table:table>
      <text:p text:style-name="P11">描述：</text:p>
      <text:p text:style-name="P11"><text:tab/>获得引用上一个数据的迭代器。</text:p>
      <text:p text:style-name="P11"><text:soft-page-break/>参数：</text:p>
      <text:p text:style-name="P11"><text:tab/>it_iter<text:tab/><text:tab/>avl tree迭代器。</text:p>
      <text:p text:style-name="P11">返回值：</text:p>
      <text:p text:style-name="P11"><text:tab/>返回引用上一个数据的迭代器。</text:p>
      <text:p text:style-name="P11">注意：</text:p>
      <text:p text:style-name="P26"><text:tab/>it_iter是有效的avl tree迭代器，否则函数的行为是未定义的。引用上一个数据的迭代器也必须是avl tree有效的迭代器，否则函数的行为是未定义的。</text:p>
      <text:p text:style-name="P21"/>
      <table:table table:name="表格216" table:style-name="表格216">
        <table:table-column table:style-name="表格216.A"/>
        <table:table-row>
          <table:table-cell table:style-name="表格216.A1" office:value-type="string">
            <text:p text:style-name="P32">bool_t _avl_tree_iterator_equal(</text:p>
            <text:p text:style-name="P32"><text:s text:c="4"/>_avl_tree_iterator_t it_first, _avl_tree_iterator_t it_second);</text:p>
          </table:table-cell>
        </table:table-row>
      </table:table>
      <text:p text:style-name="P11">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6"><text:tab/>两个iter是属于同一个avl tree容器的有效的avl tree迭代器，否则函数的行为是未定义的。两个avl tree迭代器相等是指两个迭代器引用相同的数据。</text:p>
      <text:p text:style-name="P21"/>
      <table:table table:name="表格217" table:style-name="表格217">
        <table:table-column table:style-name="表格217.A"/>
        <table:table-row>
          <table:table-cell table:style-name="表格217.A1" office:value-type="string">
            <text:p text:style-name="P32">int _avl_tree_iterator_distance(</text:p>
            <text:p text:style-name="P32"><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6"><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1"/>
      <table:table table:name="表格218" table:style-name="表格218">
        <table:table-column table:style-name="表格218.A"/>
        <table:table-row>
          <table:table-cell table:style-name="表格218.A1" office:value-type="string">
            <text:p text:style-name="P32">bool_t _avl_tree_iterator_before(</text:p>
            <text:p text:style-name="P32"><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soft-page-break/><text:tab/>如果第一个迭代器在第二个迭代器的前面则返回true，否则返回false。</text:p>
      <text:p text:style-name="P11">注意：</text:p>
      <text:p text:style-name="P26"><text:tab/>两个iter是属于同一个avl tree容器的有效的avl tree迭代器，否则函数的行为是未定义的。</text:p>
      <text:p text:style-name="P26"/>
      <text:p text:style-name="P21"/>
      <text:list xml:id="list41139559" text:continue-numbering="true" text:style-name="WW8Num13">
        <text:list-item>
          <text:list>
            <text:list-item>
              <text:h text:style-name="P55" text:outline-level="2">内部和辅助接口</text:h>
            </text:list-item>
          </text:list>
        </text:list-item>
      </text:list>
      <text:p text:style-name="P21"><text:tab/>avl tree也只是提供了简单的内部接口。</text:p>
      <table:table table:name="表格206" table:style-name="表格206">
        <table:table-column table:style-name="表格206.A"/>
        <table:table-column table:style-name="表格206.B"/>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1"/>
      <table:table table:name="表格207" table:style-name="表格207">
        <table:table-column table:style-name="表格207.A"/>
        <table:table-row>
          <table:table-cell table:style-name="表格207.A1" office:value-type="string">
            <text:p text:style-name="P32">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6"><text:tab/>如果pt_avl_tree == NULL 或者s_typename == NULL则函数的行为是未定义的。s_typename必须是C内建类型，libcstl内建类型以及已经注册的用户自定义类型，否则创建失败。</text:p>
      <text:p text:style-name="P21"/>
      <table:table table:name="表格208" table:style-name="表格208">
        <table:table-column table:style-name="表格208.A"/>
        <table:table-row>
          <table:table-cell table:style-name="表格208.A1" office:value-type="string">
            <text:p text:style-name="P32">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6"><text:tab/>如果pt_avl_tree == NULL或者avl tree不是使用_create_avl_tree生成的则函数的行为是未定义的。</text:p>
      <text:p text:style-name="P21"/>
      <text:p text:style-name="P21"/>
      <text:p text:style-name="P21"><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ext:soft-page-break/>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1"/>
      <text:p text:style-name="P21"><text:bookmark-start text:name="__DdeLink__11148_204458691111"/>函数原型</text:p>
      <table:table table:name="表格186" table:style-name="表格186">
        <table:table-column table:style-name="表格186.A"/>
        <table:table-row>
          <table:table-cell table:style-name="表格186.A1" office:value-type="string">
            <text:p text:style-name="P32">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6"><text:tab/>如果cpavl_tree_avl_tree == NULL，函数的行为是未定义的。<text:bookmark-end text:name="__DdeLink__11148_204458691111"/></text:p>
      <text:p text:style-name="P21"/>
      <table:table table:name="表格187" table:style-name="表格187">
        <table:table-column table:style-name="表格187.A"/>
        <table:table-row>
          <table:table-cell table:style-name="表格187.A1" office:value-type="string">
            <text:p text:style-name="P32">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6"><text:soft-page-break/><text:tab/>如果cpt_avl_tree == NULL，函数的行为是未定义的。</text:p>
      <text:p text:style-name="P21"/>
      <table:table table:name="表格188" table:style-name="表格188">
        <table:table-column table:style-name="表格188.A"/>
        <table:table-row>
          <table:table-cell table:style-name="表格188.A1" office:value-type="string">
            <text:p text:style-name="P32">bool_t _avl_tree_iterator_belong_to_avl_tree(</text:p>
            <text:p text:style-name="P32"><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tab/>如果迭代器引用的数据属于avl tree容器的有效范围内，返回true，否则返回false。</text:p>
      <text:p text:style-name="P11">注意：</text:p>
      <text:p text:style-name="P26"><text:tab/>如果cpt_avl_tree == NULL，那么函数的行为是未定义的，cpt_avl_tree必须是已经初始化的，否则函数的行为是未定义的。如果it_iter不是avl tree迭代器，那么函数的行为是未定义的。</text:p>
      <text:p text:style-name="P21"/>
      <table:table table:name="表格189" table:style-name="表格189">
        <table:table-column table:style-name="表格189.A"/>
        <table:table-row>
          <table:table-cell table:style-name="表格189.A1" office:value-type="string">
            <text:p text:style-name="P32">bool_t _avl_tree_same_avl_tree_iterator_type(</text:p>
            <text:p text:style-name="P32"><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6"><text:tab/>如果cpt_avl_tree == NULL或者it_iter不是_avl_tree_iterator_t类型，那么函数的行为是未定义的。cpt_avl_tree必须是使用_create_avl_tree()创建的，否则函数的行为是未定义的。</text:p>
      <text:p text:style-name="P21"/>
      <table:table table:name="表格190" table:style-name="表格190">
        <table:table-column table:style-name="表格190.A"/>
        <table:table-row>
          <table:table-cell table:style-name="表格190.A1" office:value-type="string">
            <text:p text:style-name="P32">bool_t _avl_tree_avlnode_belong_to_avl_tree(</text:p>
            <text:p text:style-name="P32"><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6"><text:tab/>如果cpt_root == NULL或者cpt_pos == NULL则返回false。</text:p>
      <text:p text:style-name="P21"/>
      <table:table table:name="表格191" table:style-name="表格191">
        <table:table-column table:style-name="表格191.A"/>
        <table:table-row>
          <table:table-cell table:style-name="表格191.A1" office:value-type="string">
            <text:p text:style-name="P32">bool_t _avl_tree_same_type(</text:p>
            <text:p text:style-name="P32"><text:s text:c="4"/>const _avl_tree_t* cpt_first, const _avl_tree_t* cpt_second);</text:p>
          </table:table-cell>
        </table:table-row>
      </table:table>
      <text:p text:style-name="P11"><text:soft-page-break/>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1"/>
      <table:table table:name="表格222" table:style-name="表格222">
        <table:table-column table:style-name="表格222.A"/>
        <table:table-row>
          <table:table-cell table:style-name="表格222.A1" office:value-type="string">
            <text:p text:style-name="P32">bool_t _avl_tree_same_type_ex(</text:p>
            <text:p text:style-name="P32"><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6"><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6"/>
      <table:table table:name="表格192" table:style-name="表格192">
        <table:table-column table:style-name="表格192.A"/>
        <table:table-row>
          <table:table-cell table:style-name="表格192.A1" office:value-type="string">
            <text:p text:style-name="P32">_avlnode_t* _avl_tree_find_value(</text:p>
            <text:p text:style-name="P32"><text:s text:c="4"/>const _avl_tree_t* cpt_avl_tree, const _avlnode_t* cpt_root,</text:p>
            <text:p text:style-name="P32"><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6"><text:tab/>如果cpt_avl_tree == NULL或者cpv_value == NULL，那么函数的行为是未定义的。avl tree容器必须是已经初始化的avl tree容器，否则函数的行为是未定义的。</text:p>
      <text:p text:style-name="P21"/>
      <table:table table:name="表格193" table:style-name="表格193">
        <table:table-column table:style-name="表格193.A"/>
        <table:table-row>
          <table:table-cell table:style-name="表格193.A1" office:value-type="string">
            <text:p text:style-name="P32">_avlnode_t* _avl_tree_destroy_subtree(</text:p>
            <text:p text:style-name="P32"><text:s text:c="4"/>_avl_tree_t* pt_avl_tree, _avlnode_t* pt_root);</text:p>
          </table:table-cell>
        </table:table-row>
      </table:table>
      <text:p text:style-name="P11">描述：</text:p>
      <text:p text:style-name="P11"><text:soft-page-break/><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6"><text:tab/>如果pt_avl_tree == NULL，则函数的行为是未定义的。avl tree容器必须是已经初始化或者使用_create_avl_tree创建的avl tree容器，否则函数的行为是未定义的。</text:p>
      <text:p text:style-name="P21"/>
      <table:table table:name="表格194" table:style-name="表格194">
        <table:table-column table:style-name="表格194.A"/>
        <table:table-row>
          <table:table-cell table:style-name="表格194.A1" office:value-type="string">
            <text:p text:style-name="P32">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left == NULL则函数的行为是未定义的。</text:p>
      <text:p text:style-name="P21"/>
      <table:table table:name="表格195" table:style-name="表格195">
        <table:table-column table:style-name="表格195.A"/>
        <table:table-row>
          <table:table-cell table:style-name="表格195.A1" office:value-type="string">
            <text:p text:style-name="P32">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 或者pt_root-&gt;_pt_right == NULL则函数的行为是未定义的。</text:p>
      <text:p text:style-name="P21"/>
      <table:table table:name="表格196" table:style-name="表格196">
        <table:table-column table:style-name="表格196.A"/>
        <table:table-row>
          <table:table-cell table:style-name="表格196.A1" office:value-type="string">
            <text:p text:style-name="P32">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7" table:style-name="表格197">
        <table:table-column table:style-name="表格197.A"/>
        <table:table-row>
          <table:table-cell table:style-name="表格197.A1" office:value-type="string">
            <text:p text:style-name="P32">_avlnode_t* _avl_tree_right_double_rotate(_avlnode_t* pt_root);</text:p>
          </table:table-cell>
        </table:table-row>
      </table:table>
      <text:p text:style-name="P11">描述：</text:p>
      <text:p text:style-name="P11"><text:soft-page-break/><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6"><text:tab/>如果pt_root == NULL则函数的行为是未定义的。</text:p>
      <text:p text:style-name="P21"/>
      <table:table table:name="表格198" table:style-name="表格198">
        <table:table-column table:style-name="表格198.A"/>
        <table:table-row>
          <table:table-cell table:style-name="表格198.A1" office:value-type="string">
            <text:p text:style-name="P32">_avl_tree_insert_result_t _avl_tree_insert_avlnode(</text:p>
            <text:p text:style-name="P32"><text:s text:c="4"/>const _avl_tree_t* cpt_avl_tree, _avlnode_t* pt_root, const void* cpv_value);</text:p>
          </table:table-cell>
        </table:table-row>
      </table:table>
      <text:p text:style-name="P11">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6"><text:tab/>如果cpt_avl_tree == NULL或者cpv_value == NULL，则函数的行为是未定义的。avl tree容器必须是已经初始化，否则函数的行为是未定义的。</text:p>
      <text:p text:style-name="P21"/>
      <table:table table:name="表格199" table:style-name="表格199">
        <table:table-column table:style-name="表格199.A"/>
        <table:table-row>
          <table:table-cell table:style-name="表格199.A1" office:value-type="string">
            <text:p text:style-name="P32">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6"><text:tab/>如果cpt_root == NULL则返回-1。</text:p>
      <text:p text:style-name="P21"/>
      <table:table table:name="表格200" table:style-name="表格200">
        <table:table-column table:style-name="表格200.A"/>
        <table:table-row>
          <table:table-cell table:style-name="表格200.A1" office:value-type="string">
            <text:p text:style-name="P32">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6"><text:tab/>如果cpt_root == NULL则函数的行为是未定义的。</text:p>
      <text:p text:style-name="P21"/>
      <table:table table:name="表格201" table:style-name="表格201">
        <table:table-column table:style-name="表格201.A"/>
        <text:soft-page-break/>
        <table:table-row>
          <table:table-cell table:style-name="表格201.A1" office:value-type="string">
            <text:p text:style-name="P32">in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6"><text:tab/>如果cpt_root == NULL则函数的行为是未定义的。</text:p>
      <text:p text:style-name="P21"/>
      <table:table table:name="表格202" table:style-name="表格202">
        <table:table-column table:style-name="表格202.A"/>
        <table:table-row>
          <table:table-cell table:style-name="表格202.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3" table:style-name="表格203">
        <table:table-column table:style-name="表格203.A"/>
        <table:table-row>
          <table:table-cell table:style-name="表格203.A1" office:value-type="string">
            <text:p text:style-name="P32">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6"><text:tab/>无。</text:p>
      <text:p text:style-name="P21"/>
      <table:table table:name="表格204" table:style-name="表格204">
        <table:table-column table:style-name="表格204.A"/>
        <table:table-row>
          <table:table-cell table:style-name="表格204.A1" office:value-type="string">
            <text:p text:style-name="P32">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6"><text:tab/>如果pt_avl_tree == NULL或者pt_node == NULL ，那么函数的行为是未定义的。pt_avl_tree必须是初始化的或者是使用_create_avl_tree()创建的，否则函数的行为是未定义的。</text:p>
      <text:p text:style-name="P21"/>
      <table:table table:name="表格205" table:style-name="表格205">
        <table:table-column table:style-name="表格205.A"/>
        <text:soft-page-break/>
        <table:table-row>
          <table:table-cell table:style-name="表格205.A1" office:value-type="string">
            <text:p text:style-name="P32">void _avl_tree_elem_compare_auxiliary(const _avl_tree_t* cpt_avl_tree,</text:p>
            <text:p text:style-name="P32"><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6"><text:tab/>如果cpt_avl_tree == NULL或者cpv_first == NULL 或者cpv_second == NULL或者pv_output == NULL，那么函数的行为是未定义的。cpt_avl_tree必须是初始化的或者是使用_create_avl_tree()创建的，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list xml:id="list41149484"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40557767"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158960" text:continue-list="list41149484" text:style-name="WW8Num13">
        <text:list-item>
          <text:list>
            <text:list-item>
              <text:h text:style-name="P58" text:outline-level="2"><text:soft-page-break/><text:span text:style-name="T6">libcstl 2.1</text:span><text:span text:style-name="T3">改善</text:span></text:h>
            </text:list-item>
          </text:list>
        </text:list-item>
      </text:list>
      <text:list xml:id="list40549301"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1163015" text:continue-list="list41158960" text:style-name="WW8Num13">
        <text:list-item>
          <text:list>
            <text:list-item>
              <text:h text:style-name="P58" text:outline-level="2"><text:span text:style-name="T6">libcstl 2.1</text:span><text:span text:style-name="T3">代码的优化</text:span></text:h>
            </text:list-item>
          </text:list>
        </text:list-item>
      </text:list>
      <text:list xml:id="list41143700" text:continue-list="list40549301"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text:soft-page-break/>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text:soft-page-break/>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item>
          <text:p text:style-name="P45">确定_xxxx_is_created()和_xxxx_is_inited()是否应该提供给上层使用，如vector和avl_tree这样的结构就应该提供给上层使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41132466" text:continue-list="list41163015"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ext:soft-page-break/>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ext:soft-page-break/>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4-24T21:01:57.68</dc:date>
    <meta:editing-cycles>2005</meta:editing-cycles>
    <meta:editing-duration>P22DT22H56M58S</meta:editing-duration>
    <meta:generator>OpenOffice.org/3.3$Win32 OpenOffice.org_project/330m20$Build-9567</meta:generator>
    <dc:creator>Bo Wang</dc:creator>
    <meta:document-statistic meta:table-count="781" meta:image-count="51" meta:object-count="0" meta:page-count="330" meta:paragraph-count="10410" meta:word-count="83467" meta:character-count="316150"/>
  </office:meta>
</office:document-meta>
</file>